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25-04-0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24-12-30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24-10-09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24-04-23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24-01-0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23-10-1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23-08-0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23-04-11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23-01-03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22-10-05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22-04-0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22-01-03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21-12-0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21-04-0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21-01-0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20-10-05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20-01-02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8-12-31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8-01-03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7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7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7-01-05 14:59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6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6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6-01-05 14:39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5-01-05 23:42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4-01-07 22:4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3-01-08 23:18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2-01-03 19:39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1-01-04 14:51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0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10-01-05 04:25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0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0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09-01-05 21:55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0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0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08-01-08 20:15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07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0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07-01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06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06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06-01-04 17:49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848100250302</text:p>
          </table:table-cell>
          <table:table-cell office:value-type="string" calcext:value-type="string">
            <text:p>26S 28W 06DDB 02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